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0c813d" officeooo:paragraph-rsid="000c81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rypto 2 - ingara</text:p>
      <text:p text:style-name="P1"/>
      <text:p text:style-name="Standard">Task 1)</text:p>
      <text:p text:style-name="Standard"/>
      <text:p text:style-name="Standard">DES was submitted by IBM to the NBS after they had opened for proposals of an encryption algorithm to be used by the government.</text:p>
      <text:p text:style-name="Standard">The NBS consulted the NSA, and the algorithm used in the DES standard adopted by the US government had been modified with undisclosed</text:p>
      <text:p text:style-name="Standard">changes as well as having a reduced key length. This led to much skepticism toward the security of the algorithm and the potential</text:p>
      <text:p text:style-name="Standard">of backdoors.</text:p>
      <text:p text:style-name="Standard"/>
      <text:p text:style-name="Standard">In contrast, the election of the AES was an open process that anyone could submit a proposal to and/or participate in the evaluation</text:p>
      <text:p text:style-name="Standard">of the submitted proposals. Of 15 initial submissions, 5 were picked for further analysis, and and the final choice for the algorithm</text:p>
      <text:p text:style-name="Standard">landed on Rijndael, developed by Belgian cryptographers Joan Daemen and Vincent Rijmen. People were surprised that this algorithm</text:p>
      <text:p text:style-name="Standard">was chosen because the creators were unknown in the international community and not members of established academic or industrial</text:p>
      <text:p text:style-name="Standard">organizations.</text:p>
      <text:p text:style-name="Standard"/>
      <text:p text:style-name="Standard">Task 2 a)</text:p>
      <text:p text:style-name="Standard">A:</text:p>
      <text:p text:style-name="Standard">x1 xor'd with K1:</text:p>
      <text:p text:style-name="Standard">00000001001100110100010101100111100010011010101111001101111011110000000100100011010001010110011110001001101010111100110111101111</text:p>
      <text:p text:style-name="Standard"/>
      <text:p text:style-name="Standard">x2 xor'd with K1</text:p>
      <text:p text:style-name="Standard">00000001000000110100010101100111100010011010101111001101111011110000000100100011010001010110011110001001101010111100110111101111</text:p>
      <text:p text:style-name="Standard"/>
      <text:p text:style-name="Standard">In regards to diffusion, xor is terrible, as only two bits are different.</text:p>
      <text:p text:style-name="Standard"/>
      <text:p text:style-name="Standard">B:</text:p>
      <text:p text:style-name="Standard">Affine encoding for x1:</text:p>
      <text:p text:style-name="Standard"><text:s text:c="4"/>FEFFFFFFFFFFFFFFFFFFFFFFFFFFFFF</text:p>
      <text:p text:style-name="Standard"/>
      <text:p text:style-name="Standard">Affine encoding for x2:</text:p>
      <text:p text:style-name="Standard"><text:s text:c="4"/>FDFFFFFFFFFFFFFFFFFFFFFFFFFFFFF</text:p>
      <text:p text:style-name="Standard"/>
      <text:p text:style-name="Standard">Affine encoding only changed the digit that was different, meaning it has worse diffusion than xor</text:p>
      <text:p text:style-name="Standard"/>
      <text:p text:style-name="Standard">C:</text:p>
      <text:p text:style-name="Standard">1 round of AES on x1: </text:p>
      <text:p text:style-name="Standard"><text:s text:c="4"/>01fcf41f4c13eaaa96747c97c49b6222</text:p>
      <text:p text:style-name="Standard"/>
      <text:p text:style-name="Standard">1 round of AES on x2:</text:p>
      <text:p text:style-name="Standard"><text:s text:c="4"/>19fcf41f4c13eaaa96747c97c49b6222</text:p>
      <text:p text:style-name="Standard"><text:soft-page-break/></text:p>
      <text:p text:style-name="Standard">Only the two left-most digits differ after one round of AES, so the same as xor.</text:p>
      <text:p text:style-name="Standard"/>
      <text:p text:style-name="Standard">D:</text:p>
      <text:p text:style-name="Standard">Full AES of x1:</text:p>
      <text:p text:style-name="Standard"><text:s text:c="4"/>0694267ba398480c6b2b9f649be476cb</text:p>
      <text:p text:style-name="Standard"/>
      <text:p text:style-name="Standard">Full AES of x2:</text:p>
      <text:p text:style-name="Standard"><text:s text:c="4"/>282f7b11019800f8a978c6f750827ab5</text:p>
      <text:p text:style-name="Standard"/>
      <text:p text:style-name="Standard">This time only 3 digits are the same. It's impossible to tell if there is a pattern as to which values are changed from just one sample. This is much much better than the preceding methods.</text:p>
      <text:p text:style-name="Standard"/>
      <text:p text:style-name="Standard"/>
      <text:p text:style-name="Standard">Task 2 b)</text:p>
      <text:p text:style-name="Standard">A:</text:p>
      <text:p text:style-name="Standard">x1 xor K1: 00000001001100110100010101100111100010011010101111001101111011110000000100100011010001010110011110001001101010111100110111101111</text:p>
      <text:p text:style-name="Standard"/>
      <text:p text:style-name="Standard">x1 xor K2: 00010001001100110100010101100111100010011010101111001101111011110000000100100011010001010110011110001001101010111100110111101111</text:p>
      <text:p text:style-name="Standard"/>
      <text:p text:style-name="Standard">1 bit is different</text:p>
      <text:p text:style-name="Standard"/>
      <text:p text:style-name="Standard">B:</text:p>
      <text:p text:style-name="Standard">Affine encoding for x1 with K1:</text:p>
      <text:p text:style-name="Standard"><text:s text:c="4"/>FEFFFFFFFFFFFFFFFFFFFFFFFFFFFFF</text:p>
      <text:p text:style-name="Standard"/>
      <text:p text:style-name="Standard">Affine encoding for x1 with K2:</text:p>
      <text:p text:style-name="Standard"><text:s text:c="4"/>FEFFFFFFFFFFFFFFFFFFFFFFFFFFFFF</text:p>
      <text:p text:style-name="Standard"/>
      <text:p text:style-name="Standard">They are identical</text:p>
      <text:p text:style-name="Standard"/>
      <text:p text:style-name="Standard">C:</text:p>
      <text:p text:style-name="Standard">1 round of AES on x1 with K1 as the key:</text:p>
      <text:p text:style-name="Standard"><text:s text:c="4"/>01fcf41f4c13eaaa96747c97c49b6222</text:p>
      <text:p text:style-name="Standard"/>
      <text:p text:style-name="Standard">1 round of AES on x1 with K2 as the key:</text:p>
      <text:p text:style-name="Standard"><text:s text:c="4"/>b8fcf41f5c13eaaa86747c97d49b6222</text:p>
      <text:p text:style-name="Standard"/>
      <text:p text:style-name="Standard">Two hex digits are different, which means 8 bits are different.</text:p>
      <text:p text:style-name="Standard"/>
      <text:p text:style-name="Standard">D:</text:p>
      <text:p text:style-name="Standard">Full AES on x1 with K1 as the key:</text:p>
      <text:p text:style-name="Standard"><text:s text:c="4"/>0694267ba398480c6b2b9f649be476cb</text:p>
      <text:p text:style-name="Standard"/>
      <text:p text:style-name="Standard">Full AES on x1 with K2 as the key:</text:p>
      <text:p text:style-name="Standard"><text:soft-page-break/><text:s text:c="4"/>7af49a8defad94fa27cb03ac9f1c149a</text:p>
      <text:p text:style-name="Standard"/>
      <text:p text:style-name="Standard">29 hex digits are different, which means 116 bits are different.</text:p>
      <text:p text:style-name="Standard"/>
      <text:p text:style-name="Standard"/>
      <text:p text:style-name="Standard">Task 3)</text:p>
      <text:p text:style-name="Standard">What is the mathematical term for a one-to-one correspondence?</text:p>
      <text:p text:style-name="Standard"><text:s text:c="4"/>The term is bijective.</text:p>
      <text:p text:style-name="Standard"/>
      <text:p text:style-name="Standard">What is the name for the best single-key attack against AES? </text:p>
      <text:p text:style-name="Standard"><text:s text:c="4"/>biclique</text:p>
      <text:p text:style-name="Standard"/>
      <text:p text:style-name="Standard">matrix2bytes:</text:p>
      <text:p text:style-name="Standard"><text:s text:c="4"/>crypto{inmatrix}</text:p>
      <text:p text:style-name="Standard"/>
      <text:p text:style-name="Standard">add_round_key:</text:p>
      <text:p text:style-name="Standard"><text:s text:c="4"/>crypto{r0undk3y}</text:p>
      <text:p text:style-name="Standard"/>
      <text:p text:style-name="Standard">sbox:</text:p>
      <text:p text:style-name="Standard"><text:s text:c="4"/>crypto{l1n34rly}</text:p>
      <text:p text:style-name="Standard"/>
      <text:p text:style-name="Standard">diffusion:</text:p>
      <text:p text:style-name="Standard"><text:s text:c="4"/>crypto{d1ffUs3R}</text:p>
      <text:p text:style-name="Standard"/>
      <text:p text:style-name="Standard">all_together:</text:p>
      <text:p text:style-name="Standard"><text:s text:c="4"/>crypto{MYAES128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0:45:44.344183135</meta:creation-date>
    <dc:date>2024-10-24T10:47:20.949592441</dc:date>
    <meta:editing-duration>PT1M36S</meta:editing-duration>
    <meta:editing-cycles>2</meta:editing-cycles>
    <meta:generator>LibreOffice/7.6.7.2$Linux_X86_64 LibreOffice_project/60$Build-2</meta:generator>
    <meta:document-statistic meta:table-count="0" meta:image-count="0" meta:object-count="0" meta:page-count="3" meta:paragraph-count="74" meta:word-count="432" meta:character-count="3249" meta:non-whitespace-character-count="2813"/>
  </office:meta>
</office:document-meta>
</file>